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22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afd095"/>
    </style:style>
    <style:style style:name="ce33" style:family="table-cell" style:parent-style-name="Default">
      <style:table-cell-properties fo:background-color="#afd095"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18"/>
        <table:table-column table:style-name="co3" table:number-columns-repeated="3" table:default-cell-style-name="ce11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table:style-name="ce18"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All in All You’re Just ’Nother ₧ in the Wall</text:p>
          </table:table-cell>
          <table:table-cell table:style-name="ce18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18"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Breezy Bo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table:style-name="ce18"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table:style-name="ce18"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table:style-name="ce18" office:value-type="string" calcext:value-type="string">
            <text:p>Misty Mountain Hop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18"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ce18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table:style-name="ce18"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Muertoween</text:p>
          </table:table-cell>
          <table:table-cell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Gloamering Glades</text:p>
          </table:table-cell>
          <table:table-cell table:style-name="ce17" office:value-type="string" calcext:value-type="string">
            <text:p>Rob Zombies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Soupy Sewer</text:p>
          </table:table-cell>
          <table:table-cell table:style-name="ce18" office:value-type="string" calcext:value-type="string">
            <text:p>Porcelain Dream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3" office:value-type="string" calcext:value-type="string">
            <text:p>An Orange Clock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Black Chaos in the Hour o’ Steal</text:p>
          </table:table-cell>
          <table:table-cell office:value-type="string" calcext:value-type="string">
            <text:p>Paranoid Androids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22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ce32" office:value-type="string" calcext:value-type="string">
            <text:p>Traffic</text:p>
          </table:table-cell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33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Default" office:value-type="string" calcext:value-type="string">
            <text:p>¡Holy Moses!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table:style-name="ce17" office:value-type="string" calcext:value-type="string">
            <text:p>Hier Kommt die Sonne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33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 office:value-type="string" calcext:value-type="string">
            <text:p>Life’s a Shore &amp; then You Croak</text:p>
          </table:table-cell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I’ll Be Your Mirror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 office:value-type="string" calcext:value-type="string">
            <text:p>Junkyard</text:p>
          </table:table-cell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/>
          <table:table-cell office:value-type="string" calcext:value-type="string">
            <text:p>Warm Up</text:p>
          </table:table-cell>
          <table:table-cell table:style-name="ce12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7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3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 style:data-style-name="N2" text:time-value="20:33:53.336628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10-02T21:45:36.078960059</dc:date>
    <meta:editing-duration>P19DT5H12M26S</meta:editing-duration>
    <meta:editing-cycles>393</meta:editing-cycles>
    <meta:generator>LibreOffice/6.4.7.2$Linux_X86_64 LibreOffice_project/40$Build-2</meta:generator>
    <meta:document-statistic meta:table-count="2" meta:cell-count="225" meta:object-count="0"/>
  </office:meta>
</office:document-meta>
</file>